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44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02mm"/>
    </style:style>
    <style:style style:name="co7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plication-OFF-500ms-200ReqsPerSec-100-250users_2" table:style-name="ta1">
        <office:forms form:automatic-focus="false" form:apply-design-mode="false"/>
        <table:shapes>
          <draw:frame draw:z-index="0" draw:style-name="gr1" draw:text-style-name="P1" svg:width="117.28mm" svg:height="75.7mm" svg:x="122.57mm" svg:y="14.07mm">
            <loext:p draw:notify-on-update-of-ranges="'replication-OFF-500ms-200ReqsPerSec-100-250users_2'.A2:'replication-OFF-500ms-200ReqsPerSec-100-250users_2'.A62 'replication-OFF-500ms-200ReqsPerSec-100-250users_2'.B1:'replication-OFF-500ms-200ReqsPerSec-100-250users_2'.B1 'replication-OFF-500ms-200ReqsPerSec-100-250users_2'.B2:'replication-OFF-500ms-200ReqsPerSec-100-250users_2'.B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1 – without elasticity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3.03066037736" calcext:value-type="float">
            <text:p>943,0306603774</text:p>
          </table:table-cell>
          <table:table-cell table:formula="of:=MIN([.B3:.B14])" office:value-type="float" office:value="828.222956234517" calcext:value-type="float">
            <text:p>828,22295623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0.875" calcext:value-type="float">
            <text:p>880,875</text:p>
          </table:table-cell>
          <table:table-cell table:formula="of:=MAX([.B3:.B14])" office:value-type="float" office:value="943.03066037736" calcext:value-type="float">
            <text:p>943,03066037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6.394645941278" calcext:value-type="float">
            <text:p>866,3946459413</text:p>
          </table:table-cell>
          <table:table-cell table:formula="of:=STDEV([.B3:.B14])" office:value-type="float" office:value="30.4126186221972" calcext:value-type="float">
            <text:p>30,41261862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0.952013710369" calcext:value-type="float">
            <text:p>850,95201371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8.222956234517" calcext:value-type="float">
            <text:p>828,222956234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4.614468085107" calcext:value-type="float">
            <text:p>844,614468085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3.666110183639" calcext:value-type="float">
            <text:p>843,666110183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9.459414225941" calcext:value-type="float">
            <text:p>849,459414225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9.074358974359" calcext:value-type="float">
            <text:p>839,074358974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3.774542429285" calcext:value-type="float">
            <text:p>833,774542429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9.552290406223" calcext:value-type="float">
            <text:p>859,552290406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4.995065789474" calcext:value-type="float">
            <text:p>854,995065789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39.19541080681" calcext:value-type="float">
            <text:p>1839,1954108068</text:p>
          </table:table-cell>
          <table:table-cell table:formula="of:=MIN([.B15:.B62])" office:value-type="float" office:value="1644.25267857143" calcext:value-type="float">
            <text:p>1644,25267857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25.72742759796" calcext:value-type="float">
            <text:p>2225,727427598</text:p>
          </table:table-cell>
          <table:table-cell table:formula="of:=MAX([.B15:.B62])" office:value-type="float" office:value="2312.89663461538" calcext:value-type="float">
            <text:p>2312,89663461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42.08830950378" calcext:value-type="float">
            <text:p>2142,0883095038</text:p>
          </table:table-cell>
          <table:table-cell table:formula="of:=STDEV([.B15:.B62])" office:value-type="float" office:value="144.841661065429" calcext:value-type="float">
            <text:p>144,84166106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57.74616006467" calcext:value-type="float">
            <text:p>1957,746160064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20.5615567911" calcext:value-type="float">
            <text:p>2020,561556791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77.2775543041" calcext:value-type="float">
            <text:p>2077,277554304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53.56880733945" calcext:value-type="float">
            <text:p>2053,568807339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43.12197159566" calcext:value-type="float">
            <text:p>2043,121971595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12.89663461538" calcext:value-type="float">
            <text:p>2312,89663461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17.27964022895" calcext:value-type="float">
            <text:p>1917,27964022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64.85623003195" calcext:value-type="float">
            <text:p>1864,85623003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28.19813717189" calcext:value-type="float">
            <text:p>2028,198137171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85.07756653992" calcext:value-type="float">
            <text:p>2185,077566539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36.35686578743" calcext:value-type="float">
            <text:p>1736,35686578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38.73355817875" calcext:value-type="float">
            <text:p>2138,733558178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54.98436213992" calcext:value-type="float">
            <text:p>2154,984362139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53.8588863463" calcext:value-type="float">
            <text:p>1853,858886346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08.71854304636" calcext:value-type="float">
            <text:p>2208,718543046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92.03791069924" calcext:value-type="float">
            <text:p>1992,037910699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82.37520798669" calcext:value-type="float">
            <text:p>2082,375207986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56.74939369442" calcext:value-type="float">
            <text:p>2056,749393694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63.07944307944" calcext:value-type="float">
            <text:p>2163,079443079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8.82857142857" calcext:value-type="float">
            <text:p>2188,828571428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39.16957605985" calcext:value-type="float">
            <text:p>1839,169576059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81.04615384615" calcext:value-type="float">
            <text:p>1981,0461538462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85.83429513603" calcext:value-type="float">
            <text:p>2285,83429513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68.06856187291" calcext:value-type="float">
            <text:p>2068,068561872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48.25166112957" calcext:value-type="float">
            <text:p>1948,251661129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118.80813953488" calcext:value-type="float">
            <text:p>2118,808139534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47.21450628715" calcext:value-type="float">
            <text:p>2047,214506287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61.87427626137" calcext:value-type="float">
            <text:p>2161,874276261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79.59818481848" calcext:value-type="float">
            <text:p>1779,5981848185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11.56672158155" calcext:value-type="float">
            <text:p>2111,566721581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81.09336609337" calcext:value-type="float">
            <text:p>1881,0933660934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21.74751655629" calcext:value-type="float">
            <text:p>1921,747516556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75.56697556866" calcext:value-type="float">
            <text:p>1975,5669755687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73.07165861514" calcext:value-type="float">
            <text:p>2073,071658615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92.44897959184" calcext:value-type="float">
            <text:p>1992,448979591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54.46930533118" calcext:value-type="float">
            <text:p>1954,4693053312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72.75432811212" calcext:value-type="float">
            <text:p>2272,754328112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80.08610885459" calcext:value-type="float">
            <text:p>1980,0861088546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77.1238793806" calcext:value-type="float">
            <text:p>1977,123879380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36.71980676329" calcext:value-type="float">
            <text:p>2036,719806763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59.539408867" calcext:value-type="float">
            <text:p>1959,539408867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54.51747088186" calcext:value-type="float">
            <text:p>2054,517470881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39.3407960199" calcext:value-type="float">
            <text:p>2039,340796019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54.98171701113" calcext:value-type="float">
            <text:p>2254,981717011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44.25267857143" calcext:value-type="float">
            <text:p>1644,2526785714</text:p>
          </table:table-cell>
          <table:table-cell/>
        </table:table-row>
      </table:table>
      <table:table table:name="replication-poweroff-500ms-200ReqsPerSec-100-250users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15.89mm" svg:height="102.8mm" svg:x="110.04mm" svg:y="29.49mm">
            <loext:p draw:notify-on-update-of-ranges="'replication-poweroff-500ms-200ReqsPerSec-100-250users'.A2:'replication-poweroff-500ms-200ReqsPerSec-100-250users'.A60 'replication-poweroff-500ms-200ReqsPerSec-100-250users'.B1:'replication-poweroff-500ms-200ReqsPerSec-100-250users'.B1 'replication-poweroff-500ms-200ReqsPerSec-100-250users'.B2:'replication-poweroff-500ms-200ReqsPerSec-100-250users'.B60 'replication-poweroff-500ms-200ReqsPerSec-100-250users'.C1:'replication-poweroff-500ms-200ReqsPerSec-100-250users'.C1 'replication-poweroff-500ms-200ReqsPerSec-100-250users'.C2:'replication-poweroff-500ms-200ReqsPerSec-100-250users'.C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1 - Coarse-grained elasticity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4.14261019879" calcext:value-type="float">
            <text:p>864,142610198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4.322445561139" calcext:value-type="float">
            <text:p>834,322445561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5.130578512397" calcext:value-type="float">
            <text:p>835,130578512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5.561475409836" calcext:value-type="float">
            <text:p>825,561475409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4.297690333618" calcext:value-type="float">
            <text:p>854,29769033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3.148648648649" calcext:value-type="float">
            <text:p>843,148648648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5.521381578947" calcext:value-type="float">
            <text:p>825,521381578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4.635168447001" calcext:value-type="float">
            <text:p>824,63516844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5.356073211314" calcext:value-type="float">
            <text:p>855,356073211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3.894247038917" calcext:value-type="float">
            <text:p>833,894247038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40.091666666667" calcext:value-type="float">
            <text:p>840,091666666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34.463434675431" calcext:value-type="float">
            <text:p>834,463434675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39.4845814978" calcext:value-type="float">
            <text:p>2039,484581497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54.17546709992" calcext:value-type="float">
            <text:p>1954,175467099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61.86666666667" calcext:value-type="float">
            <text:p>1961,866666666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75.45374800638" calcext:value-type="float">
            <text:p>2075,453748006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93.5726172466" calcext:value-type="float">
            <text:p>1793,572617246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26.61391129032" calcext:value-type="float">
            <text:p>1226,613911290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81.47029924073" calcext:value-type="float">
            <text:p>1081,470299240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6.08841201717" calcext:value-type="float">
            <text:p>1106,0884120172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73.15171835708" calcext:value-type="float">
            <text:p>1073,151718357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76.53423288356" calcext:value-type="float">
            <text:p>1176,53423288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65.24571957427" calcext:value-type="float">
            <text:p>1165,245719574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77.76397800183" calcext:value-type="float">
            <text:p>1177,763978001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7.57310431504" calcext:value-type="float">
            <text:p>1027,57310431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61.13443298969" calcext:value-type="float">
            <text:p>1061,13443298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11.65685328185" calcext:value-type="float">
            <text:p>1211,656853281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35.85320723684" calcext:value-type="float">
            <text:p>1035,853207236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53.59309182814" calcext:value-type="float">
            <text:p>1053,593091828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35.95850248083" calcext:value-type="float">
            <text:p>1135,958502480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63.81414634146" calcext:value-type="float">
            <text:p>1263,814146341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55.37041884817" calcext:value-type="float">
            <text:p>1055,3704188482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39.84177997528" calcext:value-type="float">
            <text:p>1039,841779975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67.58259400085" calcext:value-type="float">
            <text:p>1067,582594000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47.99049343594" calcext:value-type="float">
            <text:p>1147,990493435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85.29806807728" calcext:value-type="float">
            <text:p>1185,298068077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33.12983706721" calcext:value-type="float">
            <text:p>1233,1298370672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02.42288096341" calcext:value-type="float">
            <text:p>1202,422880963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85.32454856027" calcext:value-type="float">
            <text:p>1185,324548560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46.38403677392" calcext:value-type="float">
            <text:p>1046,384036773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48.26796204248" calcext:value-type="float">
            <text:p>1148,267962042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07.46838824577" calcext:value-type="float">
            <text:p>1107,468388245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12.84786729858" calcext:value-type="float">
            <text:p>1212,847867298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97.72358490566" calcext:value-type="float">
            <text:p>1197,723584905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67.64449760766" calcext:value-type="float">
            <text:p>1167,644497607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79.1474543708" calcext:value-type="float">
            <text:p>1179,147454370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02.15082742317" calcext:value-type="float">
            <text:p>1202,1508274232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49.90733772342" calcext:value-type="float">
            <text:p>1149,907337723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72.33773861968" calcext:value-type="float">
            <text:p>1272,33773861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30.11974584555" calcext:value-type="float">
            <text:p>1230,119745845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34.8916827853" calcext:value-type="float">
            <text:p>1234,891682785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04.61476190476" calcext:value-type="float">
            <text:p>1204,614761904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35.00903161064" calcext:value-type="float">
            <text:p>1235,009031610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64.97786631253" calcext:value-type="float">
            <text:p>1164,977866312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52.30784030784" calcext:value-type="float">
            <text:p>1152,307840307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39.13443740867" calcext:value-type="float">
            <text:p>1239,134437408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85.33492139114" calcext:value-type="float">
            <text:p>1185,334921391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27.35135135135" calcext:value-type="float">
            <text:p>1227,351351351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2.90675403226" calcext:value-type="float">
            <text:p>1262,9067540323</text:p>
          </table:table-cell>
          <table:table-cell office:value-type="float" office:value="1300" calcext:value-type="float">
            <text:p>1300</text:p>
          </table:table-cell>
        </table:table-row>
      </table:table>
      <table:table table:name="replication-OFF-500ms-200ReqsPerSec-100-250users" table:style-name="ta1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1.73179611651" calcext:value-type="float">
            <text:p>1191,73179611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2.720909090909" calcext:value-type="float">
            <text:p>902,72090909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5.890728476821" calcext:value-type="float">
            <text:p>835,89072847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3.503957783641" calcext:value-type="float">
            <text:p>873,50395778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0.621335504886" calcext:value-type="float">
            <text:p>820,62133550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8.383829787234" calcext:value-type="float">
            <text:p>848,38382978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3.965928449744" calcext:value-type="float">
            <text:p>853,96592844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8.415204678363" calcext:value-type="float">
            <text:p>838,41520467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3.539586919105" calcext:value-type="float">
            <text:p>863,5395869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2.421494542401" calcext:value-type="float">
            <text:p>842,42149454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2.923895253683" calcext:value-type="float">
            <text:p>822,92389525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8.380151387721" calcext:value-type="float">
            <text:p>848,38015138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90.02354672553" calcext:value-type="float">
            <text:p>1890,02354672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56.66471081308" calcext:value-type="float">
            <text:p>2056,6647108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6.0765391015" calcext:value-type="float">
            <text:p>2406,07653910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63.94897119342" calcext:value-type="float">
            <text:p>1863,94897119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34.6" calcext:value-type="float">
            <text:p>2034,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08.22033898305" calcext:value-type="float">
            <text:p>2208,22033898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68.33203732504" calcext:value-type="float">
            <text:p>1668,3320373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18.29274395329" calcext:value-type="float">
            <text:p>2918,29274395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3.77603305785" calcext:value-type="float">
            <text:p>1803,77603305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68.3973037272" calcext:value-type="float">
            <text:p>1968,39730372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15.79569034318" calcext:value-type="float">
            <text:p>1715,79569034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05.26267664173" calcext:value-type="float">
            <text:p>2005,26267664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98.42269736842" calcext:value-type="float">
            <text:p>1798,42269736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68.50165837479" calcext:value-type="float">
            <text:p>2068,50165837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39.53424657534" calcext:value-type="float">
            <text:p>2039,53424657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67.18243243243" calcext:value-type="float">
            <text:p>2567,18243243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27.78111946533" calcext:value-type="float">
            <text:p>1927,78111946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28.28802588997" calcext:value-type="float">
            <text:p>2028,2880258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13.50245901639" calcext:value-type="float">
            <text:p>1913,502459016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36.12711864407" calcext:value-type="float">
            <text:p>2036,12711864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07.93755004003" calcext:value-type="float">
            <text:p>2007,937550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84.00164473684" calcext:value-type="float">
            <text:p>1984,00164473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39.91220735786" calcext:value-type="float">
            <text:p>2039,91220735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85.13221757322" calcext:value-type="float">
            <text:p>2285,132217573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96.24719101124" calcext:value-type="float">
            <text:p>2496,24719101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51.76962457338" calcext:value-type="float">
            <text:p>1951,769624573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63.81126090404" calcext:value-type="float">
            <text:p>1963,8112609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64.91355932203" calcext:value-type="float">
            <text:p>1964,91355932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54.33972821743" calcext:value-type="float">
            <text:p>1854,339728217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159.94937759336" calcext:value-type="float">
            <text:p>2159,949377593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20.85147679325" calcext:value-type="float">
            <text:p>1920,851476793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23.25168918919" calcext:value-type="float">
            <text:p>2223,25168918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74.324" calcext:value-type="float">
            <text:p>2074,32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66.62175732218" calcext:value-type="float">
            <text:p>2066,62175732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76.53852526926" calcext:value-type="float">
            <text:p>1976,53852526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343.77188552189" calcext:value-type="float">
            <text:p>2343,771885521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28.01468189233" calcext:value-type="float">
            <text:p>1928,01468189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70.55049668874" calcext:value-type="float">
            <text:p>1970,550496688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32.30941358025" calcext:value-type="float">
            <text:p>2032,309413580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01.47112211221" calcext:value-type="float">
            <text:p>2001,47112211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31.400168492" calcext:value-type="float">
            <text:p>1931,40016849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8.48685258964" calcext:value-type="float">
            <text:p>2018,486852589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12.20294599018" calcext:value-type="float">
            <text:p>2212,202945990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87.97932175352" calcext:value-type="float">
            <text:p>1987,979321753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65.47257053292" calcext:value-type="float">
            <text:p>1965,472570532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05.14013266998" calcext:value-type="float">
            <text:p>2005,1401326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35.02188552189" calcext:value-type="float">
            <text:p>2135,02188552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37.96090356212" calcext:value-type="float">
            <text:p>2037,9609035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8:12:17.8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3T18:17:07.837000000</dc:date>
    <meta:editing-duration>PT1H43M8S</meta:editing-duration>
    <meta:editing-cycles>3</meta:editing-cycles>
    <meta:generator>LibreOffice/5.1.5.2$Windows_x86 LibreOffice_project/7a864d8825610a8c07cfc3bc01dd4fce6a9447e5</meta:generator>
    <meta:document-statistic meta:table-count="3" meta:cell-count="4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25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9cm" svg:height="10.281cm" xlink:href=".." xlink:type="simple" chart:class="chart:line" chart:style-name="ch1">
        <chart:legend svg:x="0.264cm" svg:y="0.729cm" style:legend-expansion="custom" chartooo:width="8.88cm" chartooo:height="1.096cm" style:legend-expansion-aspect-ratio="8.1021897810219" chart:style-name="ch2"/>
        <chart:plot-area chart:style-name="ch3" table:cell-range-address="'replication-poweroff-500ms-200ReqsPerSec-100-250users'.A1:'replication-poweroff-500ms-200ReqsPerSec-100-250users'.C60" chart:data-source-has-labels="both" svg:x="0.689cm" svg:y="2.237cm" svg:width="10.577cm" svg:height="6.775cm">
          <chartooo:coordinate-region svg:x="1.681cm" svg:y="2.437cm" svg:width="9.585cm" svg:height="5.651cm"/>
          <chart:axis chart:dimension="x" chart:name="primary-x" chart:style-name="ch4" chartooo:axis-type="auto">
            <chartooo:date-scale/>
            <chart:title svg:x="5.351cm" svg:y="9.217cm" chart:style-name="ch5">
              <text:p>Time(s)</text:p>
            </chart:title>
            <chart:categories table:cell-range-address="'replication-poweroff-500ms-200ReqsPerSec-100-250users'.A2:'replication-poweroff-500ms-200ReqsPerSec-100-250users'.A60"/>
          </chart:axis>
          <chart:axis chart:dimension="y" chart:name="primary-y" chart:style-name="ch4">
            <chart:title svg:x="0cm" svg:y="7.189cm" chart:style-name="ch6">
              <text:p>Response time (ms)</text:p>
            </chart:title>
            <chart:grid chart:style-name="ch7" chart:class="major"/>
          </chart:axis>
          <chart:series chart:style-name="ch8" chart:values-cell-range-address="'replication-poweroff-500ms-200ReqsPerSec-100-250users'.B2:'replication-poweroff-500ms-200ReqsPerSec-100-250users'.B60" chart:label-cell-address="'replication-poweroff-500ms-200ReqsPerSec-100-250users'.B1:'replication-poweroff-500ms-200ReqsPerSec-100-250users'.B1" chart:class="chart:line">
            <chart:data-point chart:repeated="59"/>
          </chart:series>
          <chart:series chart:style-name="ch9" chart:values-cell-range-address="'replication-poweroff-500ms-200ReqsPerSec-100-250users'.C2:'replication-poweroff-500ms-200ReqsPerSec-100-250users'.C60" chart:label-cell-address="'replication-poweroff-500ms-200ReqsPerSec-100-250users'.C1:'replication-poweroff-500ms-200ReqsPerSec-100-250users'.C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1 - Coarse-grained elasticity</text:p>
                <draw:g>
                  <svg:desc>'replication-poweroff-500ms-200ReqsPerSec-100-250users'.B1:'replication-poweroff-500ms-200ReqsPerSec-100-250users'.B1</svg:desc>
                </draw:g>
              </table:table-cell>
              <table:table-cell office:value-type="string">
                <text:p>Threshold</text:p>
                <draw:g>
                  <svg:desc>'replication-poweroff-500ms-200ReqsPerSec-100-250users'.C1:'replication-poweroff-500ms-200ReqsPerSec-100-250users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replication-poweroff-500ms-200ReqsPerSec-100-250users'.A2:'replication-poweroff-500ms-200ReqsPerSec-100-250users'.A60</svg:desc>
                </draw:g>
              </table:table-cell>
              <table:table-cell office:value-type="float" office:value="864.14261019879">
                <text:p>864.14261019879</text:p>
                <draw:g>
                  <svg:desc>'replication-poweroff-500ms-200ReqsPerSec-100-250users'.B2:'replication-poweroff-500ms-200ReqsPerSec-100-250users'.B60</svg:desc>
                </draw:g>
              </table:table-cell>
              <table:table-cell office:value-type="float" office:value="1300">
                <text:p>1300</text:p>
                <draw:g>
                  <svg:desc>'replication-poweroff-500ms-200ReqsPerSec-100-250users'.C2:'replication-poweroff-500ms-200ReqsPerSec-100-250users'.C6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34.322445561139">
                <text:p>834.32244556113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35.130578512397">
                <text:p>835.1305785123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25.561475409836">
                <text:p>825.56147540983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54.297690333618">
                <text:p>854.29769033361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43.148648648649">
                <text:p>843.14864864864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25.521381578947">
                <text:p>825.52138157894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24.635168447001">
                <text:p>824.63516844700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55.356073211314">
                <text:p>855.35607321131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33.894247038917">
                <text:p>833.89424703891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40.091666666667">
                <text:p>840.09166666666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34.463434675431">
                <text:p>834.46343467543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39.4845814978">
                <text:p>2039.484581497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54.17546709992">
                <text:p>1954.1754670999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61.86666666667">
                <text:p>1961.8666666666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75.45374800638">
                <text:p>2075.4537480063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93.5726172466">
                <text:p>1793.572617246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26.61391129032">
                <text:p>1226.6139112903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81.47029924073">
                <text:p>1081.4702992407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06.08841201717">
                <text:p>1106.0884120171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73.15171835708">
                <text:p>1073.1517183570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76.53423288356">
                <text:p>1176.5342328835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65.24571957427">
                <text:p>1165.2457195742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77.76397800183">
                <text:p>1177.7639780018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27.57310431504">
                <text:p>1027.5731043150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61.13443298969">
                <text:p>1061.1344329896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211.65685328185">
                <text:p>1211.6568532818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35.85320723684">
                <text:p>1035.8532072368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53.59309182814">
                <text:p>1053.5930918281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35.95850248083">
                <text:p>1135.9585024808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263.81414634146">
                <text:p>1263.8141463414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55.37041884817">
                <text:p>1055.3704188481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39.84177997528">
                <text:p>1039.8417799752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67.58259400085">
                <text:p>1067.5825940008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47.99049343594">
                <text:p>1147.9904934359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85.29806807728">
                <text:p>1185.2980680772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233.12983706721">
                <text:p>1233.1298370672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202.42288096341">
                <text:p>1202.4228809634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85.32454856027">
                <text:p>1185.3245485602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46.38403677392">
                <text:p>1046.3840367739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148.26796204248">
                <text:p>1148.2679620424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107.46838824577">
                <text:p>1107.4683882457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212.84786729858">
                <text:p>1212.8478672985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97.72358490566">
                <text:p>1197.7235849056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67.64449760766">
                <text:p>1167.6444976076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179.1474543708">
                <text:p>1179.147454370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202.15082742317">
                <text:p>1202.1508274231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149.90733772342">
                <text:p>1149.9073377234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272.33773861968">
                <text:p>1272.3377386196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30.11974584555">
                <text:p>1230.1197458455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234.8916827853">
                <text:p>1234.891682785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204.61476190476">
                <text:p>1204.6147619047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235.00903161064">
                <text:p>1235.0090316106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164.97786631253">
                <text:p>1164.9778663125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152.30784030784">
                <text:p>1152.3078403078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239.13443740867">
                <text:p>1239.1344374086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185.33492139114">
                <text:p>1185.3349213911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227.35135135135">
                <text:p>1227.3513513513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262.90675403226">
                <text:p>1262.90675403226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29cm" svg:height="7.571cm" xlink:href=".." xlink:type="simple" chart:class="chart:line" chart:style-name="ch1">
        <chart:legend svg:x="0.9cm" svg:y="0.4cm" style:legend-expansion="custom" chartooo:width="5.131cm" chartooo:height="0.529cm" style:legend-expansion-aspect-ratio="9.69943289224953" chart:style-name="ch2"/>
        <chart:plot-area chart:style-name="ch3" table:cell-range-address="'replication-OFF-500ms-200ReqsPerSec-100-250users_2'.A2:'replication-OFF-500ms-200ReqsPerSec-100-250users_2'.B62 'replication-OFF-500ms-200ReqsPerSec-100-250users_2'.B1:'replication-OFF-500ms-200ReqsPerSec-100-250users_2'.B1" chart:data-source-has-labels="both" svg:x="0.71cm" svg:y="1.071cm" svg:width="10.833cm" svg:height="5.514cm">
          <chartooo:coordinate-region svg:x="1.702cm" svg:y="1.27cm" svg:width="9.7cm" svg:height="4.391cm"/>
          <chart:axis chart:dimension="x" chart:name="primary-x" chart:style-name="ch4" chartooo:axis-type="auto">
            <chartooo:date-scale/>
            <chart:title svg:x="5.46cm" svg:y="6.736cm" chart:style-name="ch5">
              <text:p>Time (s)</text:p>
            </chart:title>
            <chart:categories table:cell-range-address="'replication-OFF-500ms-200ReqsPerSec-100-250users_2'.A2:'replication-OFF-500ms-200ReqsPerSec-100-250users_2'.A62"/>
          </chart:axis>
          <chart:axis chart:dimension="y" chart:name="primary-y" chart:style-name="ch4">
            <chart:title svg:x="0cm" svg:y="5.393cm" chart:style-name="ch6">
              <text:p>Response time (ms)</text:p>
            </chart:title>
            <chart:grid chart:style-name="ch7" chart:class="major"/>
          </chart:axis>
          <chart:series chart:style-name="ch8" chart:values-cell-range-address="'replication-OFF-500ms-200ReqsPerSec-100-250users_2'.B2:'replication-OFF-500ms-200ReqsPerSec-100-250users_2'.B62" chart:label-cell-address="'replication-OFF-500ms-200ReqsPerSec-100-250users_2'.B1:'replication-OFF-500ms-200ReqsPerSec-100-250users_2'.B1" chart:class="chart:line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1 – without elasticity</text:p>
                <draw:g>
                  <svg:desc>'replication-OFF-500ms-200ReqsPerSec-100-250users_2'.B1:'replication-OFF-500ms-200ReqsPerSec-100-250users_2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plication-OFF-500ms-200ReqsPerSec-100-250users_2'.A2:'replication-OFF-500ms-200ReqsPerSec-100-250users_2'.A62</svg:desc>
                </draw:g>
              </table:table-cell>
              <table:table-cell office:value-type="float" office:value="0">
                <text:p>0</text:p>
                <draw:g>
                  <svg:desc>'replication-OFF-500ms-200ReqsPerSec-100-250users_2'.B2:'replication-OFF-500ms-200ReqsPerSec-100-250users_2'.B6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43.03066037736">
                <text:p>943.030660377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0.875">
                <text:p>880.8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6.394645941278">
                <text:p>866.3946459412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50.952013710369">
                <text:p>850.9520137103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28.222956234517">
                <text:p>828.2229562345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44.614468085107">
                <text:p>844.6144680851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43.666110183639">
                <text:p>843.6661101836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49.459414225941">
                <text:p>849.45941422594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39.074358974359">
                <text:p>839.0743589743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33.774542429285">
                <text:p>833.77454242928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59.552290406223">
                <text:p>859.552290406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54.995065789474">
                <text:p>854.9950657894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39.19541080681">
                <text:p>1839.1954108068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25.72742759796">
                <text:p>2225.727427597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142.08830950378">
                <text:p>2142.0883095037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57.74616006467">
                <text:p>1957.746160064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020.5615567911">
                <text:p>2020.56155679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77.2775543041">
                <text:p>2077.277554304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053.56880733945">
                <text:p>2053.568807339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43.12197159566">
                <text:p>2043.1219715956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312.89663461538">
                <text:p>2312.8966346153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917.27964022895">
                <text:p>1917.279640228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864.85623003195">
                <text:p>1864.8562300319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028.19813717189">
                <text:p>2028.1981371718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85.07756653992">
                <text:p>2185.0775665399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736.35686578743">
                <text:p>1736.3568657874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138.73355817875">
                <text:p>2138.7335581787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154.98436213992">
                <text:p>2154.9843621399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853.8588863463">
                <text:p>1853.85888634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08.71854304636">
                <text:p>2208.7185430463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992.03791069924">
                <text:p>1992.0379106992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082.37520798669">
                <text:p>2082.3752079866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056.74939369442">
                <text:p>2056.7493936944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163.07944307944">
                <text:p>2163.0794430794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188.82857142857">
                <text:p>2188.828571428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839.16957605985">
                <text:p>1839.1695760598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981.04615384615">
                <text:p>1981.0461538461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285.83429513603">
                <text:p>2285.8342951360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068.06856187291">
                <text:p>2068.0685618729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48.25166112957">
                <text:p>1948.2516611295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118.80813953488">
                <text:p>2118.8081395348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047.21450628715">
                <text:p>2047.2145062871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161.87427626137">
                <text:p>2161.8742762613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779.59818481848">
                <text:p>1779.5981848184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111.56672158155">
                <text:p>2111.5667215815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881.09336609337">
                <text:p>1881.0933660933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921.74751655629">
                <text:p>1921.747516556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975.56697556866">
                <text:p>1975.5669755686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073.07165861514">
                <text:p>2073.071658615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92.44897959184">
                <text:p>1992.4489795918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954.46930533118">
                <text:p>1954.4693053311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272.75432811212">
                <text:p>2272.7543281121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980.08610885459">
                <text:p>1980.0861088545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977.1238793806">
                <text:p>1977.123879380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036.71980676329">
                <text:p>2036.7198067632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959.539408867">
                <text:p>1959.53940886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054.51747088186">
                <text:p>2054.5174708818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039.3407960199">
                <text:p>2039.340796019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254.98171701113">
                <text:p>2254.981717011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44.25267857143">
                <text:p>1644.25267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